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Soft+Virtu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Soft+Virtu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Full </text:p>
          </table:table-cell>
          <table:table-cell office:value-type="string" calcext:value-type="string">
            <text:p>D-Ratio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table:number-columns-repeated="2" office:value-type="float" office:value="16.2977547" calcext:value-type="float">
            <text:p>1.63E+01</text:p>
          </table:table-cell>
          <table:table-cell table:formula="of:=[.C2]/[.B2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LO</text:p>
          </table:table-cell>
          <table:table-cell office:value-type="float" office:value="35.1403712" calcext:value-type="float">
            <text:p>3.51E+01</text:p>
          </table:table-cell>
          <table:table-cell office:value-type="float" office:value="24.127752" calcext:value-type="float">
            <text:p>2.41E+01</text:p>
          </table:table-cell>
          <table:table-cell table:formula="of:=[.C3]/[.B3]" office:value-type="float" office:value="0.686610618387549" calcext:value-type="float">
            <text:p>0.686610618387549</text:p>
          </table:table-cell>
          <table:table-cell table:formula="of:=[.C3]-[.C2]" office:value-type="float" office:value="7.8299973" calcext:value-type="float">
            <text:p>7.8299973</text:p>
          </table:table-cell>
          <table:table-cell table:formula="of:=MAX(ABS(1 - [.H2]))*[.E3]" office:value-type="float" office:value="0" calcext:value-type="float">
            <text:p>0</text:p>
          </table:table-cell>
          <table:table-cell table:formula="of:=[.B3]-[.B2]" office:value-type="float" office:value="18.8426165" calcext:value-type="float">
            <text:p>18.8426165</text:p>
          </table:table-cell>
          <table:table-cell table:formula="of:=[.E3]/[.G3]" office:value-type="float" office:value="0.415547241010823" calcext:value-type="float">
            <text:p>0.415547241010823</text:p>
          </table:table-cell>
        </table:table-row>
        <table:table-row table:style-name="ro1">
          <table:table-cell office:value-type="string" calcext:value-type="string">
            <text:p>NNLO</text:p>
          </table:table-cell>
          <table:table-cell office:value-type="float" office:value="44.2630376" calcext:value-type="float">
            <text:p>4.43E+01</text:p>
          </table:table-cell>
          <table:table-cell office:value-type="float" office:value="27.5113862" calcext:value-type="float">
            <text:p>2.75E+01</text:p>
          </table:table-cell>
          <table:table-cell table:formula="of:=[.C4]/[.B4]" office:value-type="float" office:value="0.621543113435125" calcext:value-type="float">
            <text:p>0.621543113435125</text:p>
          </table:table-cell>
          <table:table-cell table:formula="of:=[.C4]-[.C3]" office:value-type="float" office:value="3.3836342" calcext:value-type="float">
            <text:p>3.3836342</text:p>
          </table:table-cell>
          <table:table-cell table:formula="of:=MAX(ABS(1 - 1/[.H2]); ABS(1 - 1/[.H3]))*[.E4]" office:value-type="float" office:value="4.75896395988497" calcext:value-type="float">
            <text:p>4.75896395988497</text:p>
          </table:table-cell>
          <table:table-cell table:formula="of:=[.B4]-[.B3]" office:value-type="float" office:value="9.1226664" calcext:value-type="float">
            <text:p>9.1226664</text:p>
          </table:table-cell>
          <table:table-cell table:formula="of:=[.E4]/[.G4]" office:value-type="float" office:value="0.370904081289216" calcext:value-type="float">
            <text:p>0.370904081289216</text:p>
          </table:table-cell>
        </table:table-row>
        <table:table-row table:style-name="ro1">
          <table:table-cell office:value-type="string" calcext:value-type="string">
            <text:p>N3LO</text:p>
          </table:table-cell>
          <table:table-cell office:value-type="float" office:value="45.8135823" calcext:value-type="float">
            <text:p>4.58E+01</text:p>
          </table:table-cell>
          <table:table-cell office:value-type="float" office:value="28.7933789" calcext:value-type="float">
            <text:p>2.88E+01</text:p>
          </table:table-cell>
          <table:table-cell table:formula="of:=[.C5]/[.B5]" office:value-type="float" office:value="0.628490012229408" calcext:value-type="float">
            <text:p>0.628490012229408</text:p>
          </table:table-cell>
          <table:table-cell table:formula="of:=[.C5]-[.C4]" office:value-type="float" office:value="1.2819927" calcext:value-type="float">
            <text:p>1.2819927</text:p>
          </table:table-cell>
          <table:table-cell table:formula="of:=MAX(ABS(1 - 1/[.H2]);ABS(1 - 1/[.H3]); ABS(1 -1/[.H4]))*[.E5]" office:value-type="float" office:value="2.17440685091342" calcext:value-type="float">
            <text:p>2.17440685091342</text:p>
          </table:table-cell>
          <table:table-cell table:formula="of:=[.B5]-[.B4]" office:value-type="float" office:value="1.5505447" calcext:value-type="float">
            <text:p>1.5505447</text:p>
          </table:table-cell>
          <table:table-cell table:formula="of:=[.E5]/[.G5]" office:value-type="float" office:value="0.826801510462741" calcext:value-type="float">
            <text:p>0.826801510462741</text:p>
          </table:table-cell>
        </table:table-row>
        <table:table-row table:style-name="ro1">
          <table:table-cell office:value-type="string" calcext:value-type="string">
            <text:p>N4LO</text:p>
          </table:table-cell>
          <table:table-cell table:style-name="Default"/>
          <table:table-cell table:style-name="Default" table:formula="of:=0.14+[.C5]" office:value-type="float" office:value="28.9333789" calcext:value-type="float">
            <text:p>28.9333789</text:p>
          </table:table-cell>
          <table:table-cell table:formula="of:=[.C6]/[.B6]" office:value-type="string" office:string-value="" calcext:value-type="error">
            <text:p>#DIV/0!</text:p>
          </table:table-cell>
          <table:table-cell table:formula="of:=[.C6]-[.C5]" office:value-type="float" office:value="0.140000000000001" calcext:value-type="float">
            <text:p>0.140000000000001</text:p>
          </table:table-cell>
          <table:table-cell table:formula="of:=MAX(ABS(1 - 1/[.H2]);ABS(1 - 1/[.H3]); ABS(1 - 1/[.H4]); ABS(1 - 1/[.H5]))*[.E6]" office:value-type="float" office:value="0.237456078437794" calcext:value-type="float">
            <text:p>0.23745607843779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09:12:10.062594527</meta:creation-date>
    <dc:date>2025-04-22T13:23:26.083624413</dc:date>
    <meta:editing-duration>PT6H33M49S</meta:editing-duration>
    <meta:editing-cycles>4</meta:editing-cycles>
    <meta:generator>LibreOffice/7.3.7.2$Linux_X86_64 LibreOffice_project/30$Build-2</meta:generator>
    <meta:document-statistic meta:table-count="1" meta:cell-count="42" meta:object-count="0"/>
  </office:meta>
</office:document-meta>
</file>